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62f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62f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62f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62f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62f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62f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62f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62f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62f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62f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62f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62f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62f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62f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62f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62f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62f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eila Evelia Marcano Carriò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4739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ichard alexander Gonzalez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49838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5.5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9" meta:non-whitespace-character-count="1002"/>
    <meta:template xlink:type="simple" xlink:actuate="onRequest" xlink:title="Normal" xlink:href=""/>
  </office:meta>
</office:document-meta>
</file>